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807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3.64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woole 500 # reqs/sec</text:p>
          </table:table-cell>
          <table:table-cell office:value-type="string">
            <text:p>Apache/mod_php 500 # reqs/sec</text:p>
          </table:table-cell>
          <table:table-cell/>
          <table:table-cell>
            <draw:frame table:end-cell-address="Sheet1.L22" table:end-x="0.1154in" table:end-y="0.0591in" draw:z-index="0" draw:style-name="gr1" draw:text-style-name="P1" svg:width="6.2988in" svg:height="3.5429in" svg:x="0.0398in" svg:y="0.0394in">
              <draw:object draw:notify-on-update-of-ranges="Sheet1.A1:Sheet1.A1 Sheet1.A2:Sheet1.A12 Sheet1.B1:Sheet1.B1 Sheet1.B2:Sheet1.B12 Sheet1.C1:Sheet1.C1 Sheet1.C2:Sheet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[1]</text:p>
          </table:table-cell>
          <table:table-cell office:value-type="float" office:value="59658.75">
            <text:p>59658.75</text:p>
          </table:table-cell>
          <table:table-cell office:value-type="float" office:value="1846.98">
            <text:p>1846.98</text:p>
          </table:table-cell>
          <table:table-cell office:value-type="string">
            <text:p>basic</text:p>
          </table:table-cell>
          <table:table-cell/>
        </table:table-row>
        <table:table-row table:style-name="ro2">
          <table:table-cell office:value-type="string">
            <text:p>[2]</text:p>
          </table:table-cell>
          <table:table-cell office:value-type="float" office:value="41044">
            <text:p>41044</text:p>
          </table:table-cell>
          <table:table-cell office:value-type="float" office:value="1706.33">
            <text:p>1706.33</text:p>
          </table:table-cell>
          <table:table-cell office:value-type="string">
            <text:p>basic_class_load</text:p>
          </table:table-cell>
          <table:table-cell/>
        </table:table-row>
        <table:table-row table:style-name="ro2">
          <table:table-cell office:value-type="string">
            <text:p>[3]</text:p>
          </table:table-cell>
          <table:table-cell office:value-type="float" office:value="39887.2">
            <text:p>39887.2</text:p>
          </table:table-cell>
          <table:table-cell office:value-type="float" office:value="1010.27">
            <text:p>1010.27</text:p>
          </table:table-cell>
          <table:table-cell office:value-type="string">
            <text:p>basic_class_load_multiple</text:p>
          </table:table-cell>
          <table:table-cell/>
        </table:table-row>
        <table:table-row table:style-name="ro2">
          <table:table-cell office:value-type="string">
            <text:p>[4]</text:p>
          </table:table-cell>
          <table:table-cell table:number-columns-repeated="2" office:value-type="string">
            <text:p>NA</text:p>
          </table:table-cell>
          <table:table-cell office:value-type="string">
            <text:p>basic_query</text:p>
          </table:table-cell>
          <table:table-cell/>
        </table:table-row>
        <table:table-row table:style-name="ro2">
          <table:table-cell office:value-type="string">
            <text:p>[5]</text:p>
          </table:table-cell>
          <table:table-cell office:value-type="float" office:value="4279.57">
            <text:p>4279.57</text:p>
          </table:table-cell>
          <table:table-cell office:value-type="float" office:value="1059.98">
            <text:p>1059.98</text:p>
          </table:table-cell>
          <table:table-cell office:value-type="string">
            <text:p>basic_query_with_pool</text:p>
          </table:table-cell>
          <table:table-cell/>
        </table:table-row>
        <table:table-row table:style-name="ro2">
          <table:table-cell office:value-type="string">
            <text:p>[6]</text:p>
          </table:table-cell>
          <table:table-cell office:value-type="float" office:value="41790.99">
            <text:p>41790.99</text:p>
          </table:table-cell>
          <table:table-cell office:value-type="float" office:value="1831.16">
            <text:p>1831.16</text:p>
          </table:table-cell>
          <table:table-cell office:value-type="string">
            <text:p>basic_query_with_pool_and_caching</text:p>
          </table:table-cell>
          <table:table-cell/>
        </table:table-row>
        <table:table-row table:style-name="ro2">
          <table:table-cell office:value-type="string">
            <text:p>[7]</text:p>
          </table:table-cell>
          <table:table-cell office:value-type="float" office:value="15771.75">
            <text:p>15771.75</text:p>
          </table:table-cell>
          <table:table-cell office:value-type="float" office:value="197.57">
            <text:p>197.57</text:p>
          </table:table-cell>
          <table:table-cell office:value-type="string">
            <text:p>real_app_simulation</text:p>
          </table:table-cell>
          <table:table-cell/>
        </table:table-row>
        <table:table-row table:style-name="ro2">
          <table:table-cell office:value-type="string">
            <text:p>[8]</text:p>
          </table:table-cell>
          <table:table-cell office:value-type="float" office:value="1372.28">
            <text:p>1372.28</text:p>
          </table:table-cell>
          <table:table-cell office:value-type="float" office:value="196.54">
            <text:p>196.54</text:p>
          </table:table-cell>
          <table:table-cell office:value-type="string">
            <text:p>real_app_simulation_with_files</text:p>
          </table:table-cell>
          <table:table-cell/>
        </table:table-row>
        <table:table-row table:style-name="ro2">
          <table:table-cell office:value-type="string">
            <text:p>[9]</text:p>
          </table:table-cell>
          <table:table-cell office:value-type="float" office:value="285.32">
            <text:p>285.32</text:p>
          </table:table-cell>
          <table:table-cell office:value-type="float" office:value="115.82">
            <text:p>115.82</text:p>
          </table:table-cell>
          <table:table-cell office:value-type="string">
            <text:p>real_app_simulation_with_files_and_connections</text:p>
          </table:table-cell>
          <table:table-cell/>
        </table:table-row>
        <table:table-row table:style-name="ro2">
          <table:table-cell office:value-type="string">
            <text:p>[10]</text:p>
          </table:table-cell>
          <table:table-cell office:value-type="float" office:value="1824.3">
            <text:p>1824.3</text:p>
          </table:table-cell>
          <table:table-cell office:value-type="float" office:value="723.21">
            <text:p>723.21</text:p>
          </table:table-cell>
          <table:table-cell office:value-type="string">
            <text:p>real_app_simulation_with_files_and_connections_simpler</text:p>
          </table:table-cell>
          <table:table-cell/>
        </table:table-row>
        <table:table-row table:style-name="ro2">
          <table:table-cell office:value-type="string">
            <text:p>[11]</text:p>
          </table:table-cell>
          <table:table-cell office:value-type="float" office:value="2011.11">
            <text:p>2011.11</text:p>
          </table:table-cell>
          <table:table-cell office:value-type="float" office:value="774.52">
            <text:p>774.52</text:p>
          </table:table-cell>
          <table:table-cell office:value-type="string">
            <text:p>simple_real_app_simula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11/04/2019</text:date>, <text:time>13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19:53.917779394</meta:creation-date>
    <meta:generator>OpenOffice/4.1.6$Unix OpenOffice.org_project/416m1$Build-9790</meta:generator>
    <dc:date>2019-11-04T13:36:50</dc:date>
    <meta:editing-duration>PT48M34S</meta:editing-duration>
    <meta:editing-cycles>14</meta:editing-cycles>
    <dc:creator>Vesko Kenashkov</dc:cre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77cm" svg:y="0.316cm" chart:style-name="ch2">
          <text:p>500 concurrency / 10 000 requests</text:p>
        </chart:title>
        <chart:legend chart:legend-position="bottom" svg:x="3.181cm" svg:y="8.217cm" style:legend-expansion="wide" chart:style-name="ch3"/>
        <chart:plot-area chart:style-name="ch4" table:cell-range-address="Sheet1.A1:Sheet1.C12" chart:data-source-has-labels="both" svg:x="1.331cm" svg:y="1.455cm" svg:width="14.029cm" svg:height="5.6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75cm" svg:y="1.508cm" svg:width="12.518cm" svg:height="4.9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851cm" svg:y="7.236cm" chart:style-name="ch6">
              <text:p>Test #</text:p>
            </chart:title>
            <chart:categories table:cell-range-address="Sheet1.A2:Sheet1.A12"/>
          </chart:axis>
          <chart:axis chart:dimension="y" chart:name="primary-y" chart:style-name="ch7">
            <chart:title svg:x="0.451cm" svg:y="5.847cm" chart:style-name="ch8">
              <text:p>Requests per second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B12" chart:label-cell-address="Sheet1.B1:Sheet1.B1" chart:class="chart:bar">
            <chart:data-point chart:repeated="11"/>
          </chart:series>
          <chart:series chart:style-name="ch11" chart:values-cell-range-address="Sheet1.C2:Sheet1.C12" chart:label-cell-address="Sheet1.C1:Sheet1.C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oole 500 # reqs/sec</text:p>
                <draw:g>
                  <svg:desc>Sheet1.B1:Sheet1.B1</svg:desc>
                </draw:g>
              </table:table-cell>
              <table:table-cell office:value-type="string">
                <text:p>Apache/mod_php 500 # reqs/se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]</text:p>
                <draw:g>
                  <svg:desc>Sheet1.A2:Sheet1.A12</svg:desc>
                </draw:g>
              </table:table-cell>
              <table:table-cell office:value-type="float" office:value="59658.75">
                <text:p>59658.75</text:p>
                <draw:g>
                  <svg:desc>Sheet1.B2:Sheet1.B12</svg:desc>
                </draw:g>
              </table:table-cell>
              <table:table-cell office:value-type="float" office:value="1846.98">
                <text:p>1846.9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41044">
                <text:p>41044</text:p>
              </table:table-cell>
              <table:table-cell office:value-type="float" office:value="1706.33">
                <text:p>1706.33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39887.2">
                <text:p>39887.2</text:p>
              </table:table-cell>
              <table:table-cell office:value-type="float" office:value="1010.27">
                <text:p>1010.27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4279.57">
                <text:p>4279.57</text:p>
              </table:table-cell>
              <table:table-cell office:value-type="float" office:value="1059.98">
                <text:p>1059.98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41790.99">
                <text:p>41790.99</text:p>
              </table:table-cell>
              <table:table-cell office:value-type="float" office:value="1831.16">
                <text:p>1831.16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15771.75">
                <text:p>15771.75</text:p>
              </table:table-cell>
              <table:table-cell office:value-type="float" office:value="197.57">
                <text:p>197.57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1372.28">
                <text:p>1372.28</text:p>
              </table:table-cell>
              <table:table-cell office:value-type="float" office:value="196.54">
                <text:p>196.54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285.32">
                <text:p>285.32</text:p>
              </table:table-cell>
              <table:table-cell office:value-type="float" office:value="115.82">
                <text:p>115.82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1824.3">
                <text:p>1824.3</text:p>
              </table:table-cell>
              <table:table-cell office:value-type="float" office:value="723.21">
                <text:p>723.21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2011.11">
                <text:p>2011.11</text:p>
              </table:table-cell>
              <table:table-cell office:value-type="float" office:value="774.52">
                <text:p>774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